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date" office:date-value="2015-02-20">
            <text:p>20.02.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5-02-21">
            <text:p>21.02.1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15-02-22">
            <text:p>22.02.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5-02-23">
            <text:p>23.02.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5-02-24">
            <text:p>24.02.15</text:p>
          </table:table-cell>
          <table:table-cell office:value-type="float" office:value="3">
            <text:p>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.00.0000</text:date>, <text:time style:data-style-name="N2" text:time-value="0000-00-00T20:12:48.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15M1S</meta:editing-duration>
    <meta:editing-cycles>7</meta:editing-cycles>
    <meta:generator>LibreOffice/4.0.2.2$Windows_x86 LibreOffice_project/4c82dcdd6efcd48b1d8bba66bfe1989deee49c3</meta:generator>
    <dc:date>2015-02-25T20:13:15.07</dc:date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